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72ae5" officeooo:paragraph-rsid="00172ae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72ae5" officeooo:paragraph-rsid="00172ae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89d8e" officeooo:paragraph-rsid="00189d8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8f97f" officeooo:paragraph-rsid="0018f97f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18f97f" officeooo:paragraph-rsid="0018f97f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weight="normal" officeooo:rsid="0018f97f" officeooo:paragraph-rsid="0018f97f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weight="normal" officeooo:rsid="001a8fea" officeooo:paragraph-rsid="001a8fea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normal" officeooo:rsid="001a8fea" officeooo:paragraph-rsid="001a8fea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normal" officeooo:rsid="001b5c01" officeooo:paragraph-rsid="001b5c0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a8fea"/>
    </style:style>
    <style:style style:name="T3" style:family="text">
      <style:text-properties officeooo:rsid="001ab3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igences du projet</text:p>
      <text:p text:style-name="P1"/>
      <text:p text:style-name="P1"/>
      <text:p text:style-name="P4">Description : <text:span text:style-name="T1">DailyWiki est une application qui permet à l’utilisateur de consulter chaque jour un article Wikipédia choisi aléatoirement parmi des thèmes sélectionnés par l’utilisateur. Il s’agit d’une application de bureau qui tourne en arrière-plan et s’exécute automatiquement au démarrage.</text:span></text:p>
      <text:p text:style-name="P2"/>
      <text:p text:style-name="P3">Exigences fonctionnelles :</text:p>
      <text:p text:style-name="P3"/>
      <text:list xml:id="list4148436246" text:style-name="L1">
        <text:list-item>
          <text:p text:style-name="P5">FR1 : <text:span text:style-name="T2">Au démarrage du système, l’utilisateur reçoit une notification en bas de l’écran qui lui donne le titre de l’article du jour dans une infobulle. Un nouvel article est sélectionné automatiquement à chaque démarrage de session</text:span></text:p>
        </text:list-item>
        <text:list-item>
          <text:p text:style-name="P8">FR2 : l’utilisateur accède directement à l’article du jour par un clic-gauche sur l’icône dans la barre des tâches</text:p>
        </text:list-item>
        <text:list-item>
          <text:p text:style-name="P8">FR3 : S’il n’y a pas de connexion au démarrage, le programme attend que la connexion revienne et informe l’utilisateur de l’article du jour à ce moment-là</text:p>
        </text:list-item>
        <text:list-item>
          <text:p text:style-name="P8">FR4 : En faisant un clic-droit sur l’icône, l’utilisateur a le choix entre fermer l’application et accéder aux paramètres</text:p>
        </text:list-item>
        <text:list-item>
          <text:p text:style-name="P8">FR5 : Dans les paramètres, l’utilisateur peut sélectionner les thèmes qui l’intéressent (ou pas de thème s’il veut consulter un article totalement aléatoire) <text:span text:style-name="T3">et</text:span> choisir de lancer ou non le programme à l’ouverture de la session</text:p>
        </text:list-item>
        <text:list-item>
          <text:p text:style-name="P9">FR6 : L’utilisateur peut installer le programme facilement en utilisant un package (pour Linux) ou en lançant un installeur (pour Windows)</text:p>
        </text:list-item>
      </text:list>
      <text:p text:style-name="P3"/>
      <text:p text:style-name="P3"/>
      <text:p text:style-name="P3">Exigences non fonctionnelles :</text:p>
      <text:p text:style-name="P3"/>
      <text:list xml:id="list493596791" text:style-name="L2">
        <text:list-item>
          <text:p text:style-name="P6">NFR1 : <text:span text:style-name="T2">L’application est disponible pour Windows et Linux</text:span></text:p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15:41:16.918413990</meta:creation-date>
    <meta:generator>LibreOffice/6.0.7.3$Linux_X86_64 LibreOffice_project/00m0$Build-3</meta:generator>
    <dc:date>2020-01-25T15:50:49.940674903</dc:date>
    <meta:editing-duration>PT9M30S</meta:editing-duration>
    <meta:editing-cycles>6</meta:editing-cycles>
    <meta:document-statistic meta:table-count="0" meta:image-count="0" meta:object-count="0" meta:page-count="1" meta:paragraph-count="12" meta:word-count="226" meta:character-count="1417" meta:non-whitespace-character-count="1210"/>
  </office:meta>
</office:document-meta>
</file>